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weight="bold" officeooo:rsid="000ab4a4" officeooo:paragraph-rsid="001821e4" style:font-weight-asian="bold" style:font-weight-complex="bold"/>
    </style:style>
    <style:style style:name="P2" style:family="paragraph" style:parent-style-name="Standard">
      <style:text-properties style:text-position="0% 100%" fo:font-weight="bold" officeooo:rsid="0019ebed" officeooo:paragraph-rsid="0019ebed" style:font-weight-asian="bold" style:font-weight-complex="bold"/>
    </style:style>
    <style:style style:name="P3" style:family="paragraph" style:parent-style-name="Standard">
      <style:text-properties style:text-position="0% 100%" officeooo:rsid="0013c9fb" officeooo:paragraph-rsid="001821e4"/>
    </style:style>
    <style:style style:name="P4" style:family="paragraph" style:parent-style-name="Standard" style:list-style-name="L1">
      <style:text-properties officeooo:paragraph-rsid="001821e4"/>
    </style:style>
    <style:style style:name="P5" style:family="paragraph" style:parent-style-name="Standard" style:list-style-name="L1">
      <style:text-properties officeooo:paragraph-rsid="001bb303"/>
    </style:style>
    <style:style style:name="P6" style:family="paragraph" style:parent-style-name="Standard" style:list-style-name="L1">
      <style:text-properties style:text-position="0% 100%" officeooo:rsid="000df6d9" officeooo:paragraph-rsid="001821e4"/>
    </style:style>
    <style:style style:name="P7" style:family="paragraph" style:parent-style-name="Standard" style:list-style-name="L1">
      <style:text-properties style:text-position="0% 100%" officeooo:rsid="000fbe2c" officeooo:paragraph-rsid="001821e4"/>
    </style:style>
    <style:style style:name="P8" style:family="paragraph" style:parent-style-name="Standard" style:list-style-name="L1">
      <style:text-properties style:text-position="0% 100%" officeooo:rsid="0012c405" officeooo:paragraph-rsid="001821e4"/>
    </style:style>
    <style:style style:name="T1" style:family="text">
      <style:text-properties style:text-position="0% 100%" officeooo:rsid="000ab4a4"/>
    </style:style>
    <style:style style:name="T2" style:family="text">
      <style:text-properties style:text-position="0% 100%" officeooo:rsid="000c259f"/>
    </style:style>
    <style:style style:name="T3" style:family="text">
      <style:text-properties style:text-position="0% 100%" officeooo:rsid="000df6d9"/>
    </style:style>
    <style:style style:name="T4" style:family="text">
      <style:text-properties style:text-position="0% 100%" officeooo:rsid="000fbe2c"/>
    </style:style>
    <style:style style:name="T5" style:family="text">
      <style:text-properties style:text-position="0% 100%" officeooo:rsid="0012c405"/>
    </style:style>
    <style:style style:name="T6" style:family="text">
      <style:text-properties style:text-position="0% 100%" officeooo:rsid="0010e06d"/>
    </style:style>
    <style:style style:name="T7" style:family="text">
      <style:text-properties style:text-position="0% 100%" fo:font-weight="bold" officeooo:rsid="0010e06d" style:font-weight-asian="bold" style:font-weight-complex="bold"/>
    </style:style>
    <style:style style:name="T8" style:family="text">
      <style:text-properties style:text-position="0% 100%" officeooo:rsid="0013c9fb"/>
    </style:style>
    <style:style style:name="T9" style:family="text">
      <style:text-properties style:text-position="0% 100%" officeooo:rsid="001a5398"/>
    </style:style>
    <style:style style:name="T10" style:family="text">
      <style:text-properties style:text-position="super 58%" officeooo:rsid="0010e06d"/>
    </style:style>
    <style:style style:name="T11" style:family="text">
      <style:text-properties style:text-position="super 58%" officeooo:rsid="0013c9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groups</text:p>
      <text:list xml:id="list14644312761" text:style-name="L1">
        <text:list-item>
          <text:p text:style-name="P4"><text:span text:style-name="T1">Let (G, *) be a group and </text:span><text:span text:style-name="T1"><draw:frame draw:style-name="fr1" draw:name="Object5" text:anchor-type="as-char" svg:y="-0.1484in" svg:width="0.7744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. If H is a group under the binary operation of G, *, then H is a subgroup of G.</text:span></text:p>
          <text:list>
            <text:list-item>
              <text:p text:style-name="P4"><text:span text:style-name="T2">(Z, +</text:span><text:span text:style-name="T3">) is a subgroup of (Q, +)</text:span></text:p>
            </text:list-item>
            <text:list-item>
              <text:p text:style-name="P6">(Z-{0}, *) is not a subgroup of (Q – {0}, *)</text:p>
            </text:list-item>
          </text:list>
        </text:list-item>
        <text:list-item>
          <text:p text:style-name="P4"><text:span text:style-name="T4">If H is a nonempty subset of a group G, then H is a subgroup of G if and only if H </text:span><text:span text:style-name="T5">is closed under the binary operation of G and all its elements have inverses.</text:span></text:p>
          <text:list>
            <text:list-item>
              <text:p text:style-name="P7">H inherits the associative property from G(For a, b, c in H, a(bc) = (ab)c)</text:p>
            </text:list-item>
            <text:list-item>
              <text:p text:style-name="P4"><text:span text:style-name="T4">The presence of the identity for H is implied. </text:span><text:span text:style-name="T6">For a, a</text:span><text:span text:style-name="T10">-1</text:span><text:span text:style-name="T6"> in H, aa</text:span><text:span text:style-name="T10">-1 </text:span><text:span text:style-name="T6">= e in H.</text:span></text:p>
            </text:list-item>
          </text:list>
        </text:list-item>
        <text:list-item>
          <text:p text:style-name="P4"><text:span text:style-name="T4">If H is a nonempty </text:span><text:span text:style-name="T7">finite</text:span><text:span text:style-name="T6"> </text:span><text:span text:style-name="T4">subset of a group G, then H is a subgroup of G if and only if H </text:span><text:span text:style-name="T5">is closed under the binary operation of G.</text:span></text:p>
          <text:list>
            <text:list-item>
              <text:p text:style-name="P7">H inherits the associative property from G(For a, b, c in H, a(bc) = (ab)c)</text:p>
            </text:list-item>
            <text:list-item>
              <text:p text:style-name="P8">The presence of the identity for H is implied. ???</text:p>
            </text:list-item>
            <text:list-item>
              <text:p text:style-name="P8">The presence of inverses are implied. ????</text:p>
            </text:list-item>
            <text:list-item>
              <text:p text:style-name="P4"><text:span text:style-name="T8">Both infinite sets, Z</text:span><text:span text:style-name="T11">+</text:span><text:span text:style-name="T8"> and N are closed subsets of the group (Z, +), yet they are not subgroups as they are do not have identities.</text:span></text:p>
            </text:list-item>
          </text:list>
        </text:list-item>
        <text:list-item>
          <text:p text:style-name="P5"><text:span text:style-name="T9">If H and K are subgroups of G, then</text:span></text:p>
          <text:list>
            <text:list-item>
              <text:p text:style-name="P5"><text:span text:style-name="T9"><draw:frame draw:style-name="fr1" draw:name="Object1" text:anchor-type="as-char" svg:y="-0.1484in" svg:width="0.5016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9">is also a subgroup.</text:span></text:p>
            </text:list-item>
            <text:list-item>
              <text:p text:style-name="P5"><text:span text:style-name="T9"><draw:frame draw:style-name="fr1" draw:name="Object2" text:anchor-type="as-char" svg:y="-0.1484in" svg:width="0.5016in" svg:height="0.1839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9">is not necessarily so.</text:span></text:p>
            </text:list-item>
          </text:list>
        </text:list-item>
      </text:list>
      <text:p text:style-name="P3"/>
      <text:p text:style-name="P2">Finding all subgroups of a group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19T16:49:37</meta:creation-date>
    <dc:date>2012-12-20T19:08:26</dc:date>
    <dc:creator>Kempa </dc:creator>
    <meta:editing-duration>PT19S</meta:editing-duration>
    <meta:editing-cycles>5</meta:editing-cycles>
    <meta:generator>LibreOffice/3.6$Linux_x86 LibreOffice_project/360m1$Build-2</meta:generator>
    <meta:document-statistic meta:table-count="0" meta:image-count="0" meta:object-count="3" meta:page-count="1" meta:paragraph-count="16" meta:word-count="243" meta:character-count="1060" meta:non-whitespace-character-count="844"/>
  </office:meta>
</office:document-meta>
</file>

<file path=Object 1/content.xml><?xml version="1.0" encoding="utf-8"?>
<math xmlns="http://www.w3.org/1998/Math/MathML">
  <semantics>
    <mrow>
      <mrow>
        <mrow>
          <mo stretchy="false">∅</mo>
          <mo stretchy="false">≠</mo>
          <mi>H</mi>
        </mrow>
        <mo stretchy="false">⊆</mo>
        <mi>G</mi>
      </mrow>
    </mrow>
    <annotation encoding="StarMath 5.0">emptyset neq H subseteq G</annotation>
  </semantics>
</math>
</file>

<file path=Object 2/content.xml><?xml version="1.0" encoding="utf-8"?>
<math xmlns="http://www.w3.org/1998/Math/MathML">
  <semantics>
    <mrow>
      <mrow>
        <mi>H</mi>
        <mo stretchy="false">∩</mo>
        <mi>K</mi>
      </mrow>
    </mrow>
    <annotation encoding="StarMath 5.0">H intersection K</annotation>
  </semantics>
</math>
</file>

<file path=Object 3/content.xml><?xml version="1.0" encoding="utf-8"?>
<math xmlns="http://www.w3.org/1998/Math/MathML">
  <semantics>
    <mrow>
      <mrow>
        <mi>H</mi>
        <mo stretchy="false">∪</mo>
        <mi>K</mi>
      </mrow>
    </mrow>
    <annotation encoding="StarMath 5.0">H union K</annotation>
  </semantics>
</math>
</file>